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uray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8" office:value-type="string" calcext:value-type="string">
            <text:p>*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8" office:value-type="string" calcext:value-type="string">
            <text:p>*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9" office:value-type="string" calcext:value-type="string">
            <text:p>*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Three Gorges Dam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9" office:value-type="string" calcext:value-type="string">
            <text:p>*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8" office:value-type="string" calcext:value-type="string">
            <text:p>*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3"/>
        <table:table-column table:style-name="co4" table:default-cell-style-name="ce120"/>
        <table:table-column table:style-name="co5" table:default-cell-style-name="ce246"/>
        <table:table-column table:style-name="co7" table:default-cell-style-name="ce129"/>
        <table:table-column table:style-name="co8" table:default-cell-style-name="ce136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08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5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5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09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6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08" office:value-type="float" office:value="13" calcext:value-type="float">
            <text:p>13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5" office:value-type="float" office:value="13" calcext:value-type="float">
            <text:p>13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6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09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Navigation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1"/>
          <table:table-cell table:style-name="ce118"/>
          <table:table-cell table:style-name="ce249" office:value-type="string" calcext:value-type="string">
            <text:p><text:span text:style-name="T1">EE-</text:span>Warships</text:p>
          </table:table-cell>
          <table:table-cell table:style-name="ce128" office:value-type="float" office:value="43" calcext:value-type="float">
            <text:p>43</text:p>
          </table:table-cell>
          <table:table-cell table:style-name="ce135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09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6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text:span text:style-name="T7">X</text:span>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5" office:value-type="float" office:value="56" calcext:value-type="float">
            <text:p>56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2" office:value-type="float" office:value="48" calcext:value-type="float">
            <text:p>48</text:p>
          </table:table-cell>
          <table:table-cell table:style-name="ce119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5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08" office:value-type="float" office:value="55" calcext:value-type="float">
            <text:p>55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5" office:value-type="float" office:value="63" calcext:value-type="float">
            <text:p>63</text:p>
          </table:table-cell>
          <table:table-cell table:style-name="ce130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2" office:value-type="float" office:value="56" calcext:value-type="float">
            <text:p>56</text:p>
          </table:table-cell>
          <table:table-cell table:style-name="ce119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28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08" office:value-type="float" office:value="64" calcext:value-type="float">
            <text:p>64</text:p>
          </table:table-cell>
          <table:table-cell table:style-name="ce114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5" office:value-type="float" office:value="72" calcext:value-type="float">
            <text:p>72</text:p>
          </table:table-cell>
          <table:table-cell table:style-name="ce130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09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6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2" office:value-type="float" office:value="64" calcext:value-type="float">
            <text:p>64</text:p>
          </table:table-cell>
          <table:table-cell table:style-name="ce119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28" office:value-type="float" office:value="72" calcext:value-type="float">
            <text:p>72</text:p>
          </table:table-cell>
          <table:table-cell table:style-name="ce135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09" office:value-type="float" office:value="64" calcext:value-type="float">
            <text:p>64</text:p>
          </table:table-cell>
          <table:table-cell table:style-name="ce116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6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08"/>
          <table:table-cell table:style-name="ce114"/>
          <table:table-cell table:style-name="ce241"/>
          <table:table-cell table:style-name="ce125"/>
          <table:table-cell table:style-name="ce130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9:46:13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2.2$Windows_X86_64 LibreOffice_project/02b2acce88a210515b4a5bb2e46cbfb63fe97d56</meta:generator>
    <dc:date>2021-12-08T19:57:15.198000000</dc:date>
    <meta:editing-duration>P2DT23H21M37S</meta:editing-duration>
    <meta:editing-cycles>323</meta:editing-cycles>
    <meta:document-statistic meta:table-count="3" meta:cell-count="3236" meta:object-count="0"/>
  </office:meta>
</office:document-meta>
</file>